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ca440" officeooo:paragraph-rsid="001ca440" style:font-size-asian="13.1000003814697pt" style:font-weight-asian="bold" style:font-size-complex="15pt" style:font-weight-complex="bold"/>
    </style:style>
    <style:style style:name="P2" style:family="paragraph" style:parent-style-name="Standard">
      <style:text-properties fo:font-weight="normal" officeooo:rsid="001afb52" officeooo:paragraph-rsid="001afb52" style:font-weight-asian="normal" style:font-weight-complex="normal"/>
    </style:style>
    <style:style style:name="P3" style:family="paragraph" style:parent-style-name="Standard">
      <style:text-properties fo:font-weight="normal" officeooo:rsid="001ca440" officeooo:paragraph-rsid="001ca440" style:font-weight-asian="normal" style:font-weight-complex="normal"/>
    </style:style>
    <style:style style:name="P4" style:family="paragraph" style:parent-style-name="Standard">
      <style:text-properties fo:font-weight="normal" officeooo:rsid="001cda1c" officeooo:paragraph-rsid="001cda1c" style:font-weight-asian="normal" style:font-weight-complex="normal"/>
    </style:style>
    <style:style style:name="P5" style:family="paragraph" style:parent-style-name="Standard">
      <style:text-properties fo:font-weight="normal" officeooo:rsid="001f0aed" officeooo:paragraph-rsid="0025a681" style:font-weight-asian="normal" style:font-weight-complex="normal"/>
    </style:style>
    <style:style style:name="P6" style:family="paragraph" style:parent-style-name="Standard">
      <style:text-properties fo:font-weight="normal" officeooo:rsid="0027eb5d" officeooo:paragraph-rsid="0027eb5d" style:font-weight-asian="normal" style:font-weight-complex="normal"/>
    </style:style>
    <style:style style:name="P7" style:family="paragraph" style:parent-style-name="Standard">
      <style:text-properties fo:font-weight="normal" officeooo:rsid="002b1bd9" officeooo:paragraph-rsid="002b1bd9" style:font-weight-asian="normal" style:font-weight-complex="normal"/>
    </style:style>
    <style:style style:name="P8" style:family="paragraph" style:parent-style-name="Standard">
      <style:text-properties fo:font-weight="normal" officeooo:rsid="002bc632" officeooo:paragraph-rsid="002bc632" style:font-weight-asian="normal" style:font-weight-complex="normal"/>
    </style:style>
    <style:style style:name="P9" style:family="paragraph" style:parent-style-name="Standard">
      <style:text-properties officeooo:rsid="0010e99c" officeooo:paragraph-rsid="0010e99c"/>
    </style:style>
    <style:style style:name="T1" style:family="text">
      <style:text-properties officeooo:rsid="001afb52"/>
    </style:style>
    <style:style style:name="T2" style:family="text">
      <style:text-properties officeooo:rsid="001e6e1f"/>
    </style:style>
    <style:style style:name="T3" style:family="text">
      <style:text-properties officeooo:rsid="001f0aed"/>
    </style:style>
    <style:style style:name="T4" style:family="text">
      <style:text-properties officeooo:rsid="0020d83a"/>
    </style:style>
    <style:style style:name="T5" style:family="text">
      <style:text-properties officeooo:rsid="002282eb"/>
    </style:style>
    <style:style style:name="T6" style:family="text">
      <style:text-properties officeooo:rsid="002443bf"/>
    </style:style>
    <style:style style:name="T7" style:family="text">
      <style:text-properties officeooo:rsid="0025a681"/>
    </style:style>
    <style:style style:name="T8" style:family="text">
      <style:text-properties officeooo:rsid="0027eb5d"/>
    </style:style>
    <style:style style:name="T9" style:family="text">
      <style:text-properties officeooo:rsid="002985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E - <text:span text:style-name="T1">La ville</text:span></text:p>
      <text:p text:style-name="P9"/>
      <text:p text:style-name="P2">FOULON Valentin, MPII 2021-2022</text:p>
      <text:p text:style-name="P2"/>
      <text:p text:style-name="P2">Comment créer une infrastructure de transports publics dans une ville afin de minimiser l’attente tout en respectant certaines conditions ?</text:p>
      <text:p text:style-name="P2"/>
      <text:p text:style-name="P3">L’objet de ce TIPE est, de partir d’une ville dans laquelle il n’y a aucune ligne de transport public, et à partir des points d’affluence de cette ville, les créer de la façon idéale, c’est-à-dire en permettant de transporter le plus de passagers possible, le plus rapidement possible, tout en respectant des conditions de budget<text:span text:style-name="T8">, </text:span>de distance d’accès au transport le plus proche<text:span text:style-name="T8"> et de fiabilité/sécurité</text:span>.<text:span text:style-name="T3"> Ici, l’exemple utilisé sera celui du métro, qui ne possède pas de contrainte de direction car il faut créer entièrement sa trajectoire.</text:span></text:p>
      <text:p text:style-name="P4"/>
      <text:p text:style-name="P4">Les villes tendent à s’agrandir avec le temps, ce qui nécessite des moyens de transport autre que la marche<text:span text:style-name="T2">. Mais de plus en plus de villes réduisent la circulation des voitures, en réduisant leur vitesse (par exemple à Paris), en supprimant des voies, ou encore en créant des espaces entièrement piétons (c’est le cas de Dijon). Il faut donc pour cela proposer des moyens de déplacement alternatifs. Malheureusement, toutes les villes ne sont pas égales pour permettre à ses habitants de se déplacer. En particulier, les banlieues sont souvent laissées de côté et les temps de déplacement sont très élevés. Ce TIPE s’inscrit donc dans le thème de la ville.</text:span></text:p>
      <text:p text:style-name="P4"/>
      <text:p text:style-name="P5">La distance entre deux stations joue énormément dans le temps de déplacement. Il faut d’un côté rapprocher les stations afin que les passagers n’aient pas à marcher trop longtemps ni à faire de grandes distances pour se déplacer. Mais il faut également garder une distance suffisante entre deux stations. En effet, un métro doit faire des arrêts pour laisser monter et descendre et monter des passagers. Multiplier les arrêts implique de s’arrêter plus souvent, mais aussi avoir une vitesse moyenne inférieure<text:span text:style-name="T4">, et enfin d’avoir moins de rames sur une même ligne. Prenons deux lignes (1) et (2). La ligne (1) possède deux stations aux extrémités </text:span><text:span text:style-name="T5">et la ligne (2) possède une station au milieu en plus. Sur chacune des deux lignes, cinq trains </text:span><text:span text:style-name="T6">de 1000 passagers </text:span><text:span text:style-name="T5">sont placés.</text:span><text:span text:style-name="T6"> En supposant que les stations ont une affluence infinie,</text:span><text:span text:style-name="T7"> que la vitesse des trains sur une ligne est constante</text:span><text:span text:style-name="T6"> </text:span><text:span text:style-name="T7">et </text:span><text:span text:style-name="T6">que les trains de la ligne (1) déposent 1000 passagers à chaque station et ceux de la ligne (2) déposent 500 passagers à chaque station, on obtient le résultat suivant</text:span><text:span text:style-name="T7"> :</text:span></text:p>
      <text:p text:style-name="P5"><text:span text:style-name="T7">pour que chaque ligne transporte le même nombre de passagers en un temps donné, il faut donc que les trains de la ligne (1) mettent le même temps que ceux de la ligne (2) pour aller d’une extrémité à l’autre . Cependant, dans des conditions réelles, les trains doivent accélérer et ralentir autour des stations. Si on rallonge la durée de trajet sur la ligne (2) de 10% pour prendre en compte les ralentissements, alors la ligne (1) transport 12,5% de voyageurs de plus que la ligne (2).</text:span></text:p>
      <text:p text:style-name="P5"/>
      <text:p text:style-name="P5"/>
      <text:p text:style-name="P6">L’espacement entre les rames est aussi un facteur à prendre en compte. Il faut réussir à s’adapter à l’affluence des lignes, c’est-à-dire savoir combien de voyageurs sont attendus à un certain moment. Les heures de départ et de retour du travail nécessitent par exemple d’avoir plus de rames en circulation, de même pour les <text:span text:style-name="T9">vacances, etc. Mais le nombre de rames sur une ligne est limité. En effet, il faut pouvoir arrêter les autres rames à temps pour éviter des accidents, et éviter de faire attendre un train juste avant une station pour attendre que le précédent parte. De plus, avoir plus de rames sur une ligne augmente le </text:span><text:soft-page-break/><text:span text:style-name="T9">risque d’incidents. Or pour éviter d’avoir une attente importante après l’incident, en général toute la ligne est mise en pause pour conserver un écart égal entre tous les trains.</text:span></text:p>
      <text:p text:style-name="P6"/>
      <text:p text:style-name="P7">Un autre élément très important est l’information aux voyageurs. Aujourd’hui, tout le monde possède un téléphone portable ainsi qu’un forfait de téléphone avec un accès à Internet. Grâce aux téléphones, il est possible d’améliorer encore les trajets des voyageurs. Par exemple, en centralisant tout sur une application mobile, il serait possible de réduire considérablement les temps d’attentes:</text:p>
      <text:p text:style-name="P7"/>
      <text:p text:style-name="P8">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svg:font-family="'Noto Sans'" style:font-family-generic="roman"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2" style:font-family-complex="FreeSans"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15:01:55.544207963</meta:creation-date>
    <meta:generator>LibreOffice/7.2.7.2$Linux_X86_64 LibreOffice_project/20$Build-2</meta:generator>
    <dc:date>2022-06-15T23:48:58.869414481</dc:date>
    <meta:editing-duration>PT5H34M39S</meta:editing-duration>
    <meta:editing-cycles>14</meta:editing-cycles>
    <meta:document-statistic meta:table-count="0" meta:image-count="0" meta:object-count="0" meta:page-count="2" meta:paragraph-count="10" meta:word-count="689" meta:character-count="4130" meta:non-whitespace-character-count="3451"/>
  </office:meta>
</office:document-meta>
</file>